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ecc" officeooo:paragraph-rsid="00256ec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56ecc" officeooo:paragraph-rsid="00256ecc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officeooo:rsid="00166b39"/>
    </style:style>
    <style:style style:name="T7" style:family="text">
      <style:text-properties officeooo:rsid="001f7d77"/>
    </style:style>
    <style:style style:name="T8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9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0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5bde7"/>
    </style:style>
    <style:style style:name="T15" style:family="text">
      <style:text-properties officeooo:rsid="00272a0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23"><text:span text:style-name="T1">1.- </text:span>¿Que es Linux?</text:p>
      <text:p text:style-name="P2"/>
      <text:p text:style-name="P2">Linux es un sistema operativo de gran difusión y Libre de distribución. Permite trabajar en modo monopuesto o en modo red, permitiendo al usuario iniciar sesión localmente o en forma remota.</text:p>
      <text:p text:style-name="P2">Se puede instalar en gran variedad de plataformas hardware.</text:p>
      <text:p text:style-name="P2"/>
      <text:p text:style-name="P3">Componentes principales</text:p>
      <text:list xml:id="list3027985635" text:style-name="L1">
        <text:list-item>
          <text:p text:style-name="P30">Shell: Sirve para introducir ordenes, ejecutar programas…</text:p>
        </text:list-item>
        <text:list-item>
          <text:p text:style-name="P30">Nucleo: Es la parte que interactúa con el hardware.</text:p>
        </text:list-item>
      </text:list>
      <text:p text:style-name="P7"/>
      <text:p text:style-name="P7"/>
      <text:p text:style-name="P24">2.- El shell de Linux</text:p>
      <text:p text:style-name="P8"/>
      <text:p text:style-name="P9">Interactuamos con el sistema a través del Terminal, al terminal de Linux lo llamamos Shell. Hay diferentes distribuciones.</text:p>
      <text:list xml:id="list2368595688" text:style-name="L2">
        <text:list-item>
          <text:p text:style-name="P31">Shell Bourne (sh): El más utilizado.</text:p>
        </text:list-item>
        <text:list-item>
          <text:p text:style-name="P31">C-Shell (csh): Ofrece grandes características para programadores en C</text:p>
        </text:list-item>
        <text:list-item>
          <text:p text:style-name="P31">Shell Korn (KSh): Con características ampliadas de programación.</text:p>
        </text:list-item>
        <text:list-item>
          <text:p text:style-name="P31">Bourne Again Shell (Bash): Incorporado con Ubuntu, compatible con el shell sh.</text:p>
        </text:list-item>
      </text:list>
      <text:p text:style-name="P9"/>
      <text:p text:style-name="P25">3.- Ordenes básicas de Linux</text:p>
      <text:p text:style-name="P10"/>
      <text:p text:style-name="P10">Las ordenes son programas que están almacenados en el sistema de archivos. Al principio Linux usaba la ejecución de ordenes en entorno de comandos. Emplean el siguiente formato:</text:p>
      <text:list xml:id="list766495772" text:style-name="L3">
        <text:list-item>
          <text:p text:style-name="P32">Orden: Acción a realizar</text:p>
        </text:list-item>
        <text:list-item>
          <text:p text:style-name="P32">Opciones: Se introducen seguidas del carácter - </text:p>
        </text:list-item>
        <text:list-item>
          <text:p text:style-name="P32">Argumentos: Puede ser un archivo, documento, u otra información.</text:p>
        </text:list-item>
      </text:list>
      <text:p text:style-name="P11">Primero introduciremos la orden, ………..</text:p>
      <text:p text:style-name="P11"/>
      <text:p text:style-name="P26">4.- Directorios y carpetas de Linux</text:p>
      <text:p text:style-name="P11"/>
      <text:p text:style-name="P11">Un directorio es un tipo de archivo que almacena información a cerca de los archivos y directorios que contiene. Tienen características que los clasifican y ubican en un sistema de archivos.</text:p>
      <text:p text:style-name="P11"/>
      <text:p text:style-name="P13">Pueden emplear casi cualquier carácter a excepción de la /. Difiere entre mayúsculas y minúsculas <text:span text:style-name="T6">también admite nombres largos</text:span>. </text:p>
      <text:p text:style-name="P15">Las operaciones con carpetas son las mismas que en Windows.</text:p>
      <text:p text:style-name="P12"/>
      <text:p text:style-name="P14">La estructura de directorios y archivos emplea una jerarquía en árbol. No hay límite de archivos y directorios a crear dentro de un directorio.</text:p>
      <text:p text:style-name="P12"/>
      <text:p text:style-name="P27">5.- Sistema de archivos en Linux</text:p>
      <text:p text:style-name="P14"/>
      <text:p text:style-name="P16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16"/>
      <text:p text:style-name="P4">Características del sistema de archivos</text:p>
      <text:p text:style-name="P17"/>
      <text:p text:style-name="P17">E<text:span text:style-name="T7">l</text:span> sistema de archivos permite al usuario crear, borrar y acceder a los archivos sin necesidad de saber el lugar exacto en el que se encuentran.</text:p>
      <text:p text:style-name="P17">No tiene unidades físicas, sino ficheros que hacen referencias a ellas.</text:p>
      <text:p text:style-name="P17">El sistema de archivos consta de varias partes importantes:</text:p>
      <text:list xml:id="list2512388720" text:style-name="L4">
        <text:list-item>
          <text:p text:style-name="P33">Bloque de carga: Está reservado para almacenar un programa que utiliza el sistema para gestionar el resto de las partes del SO</text:p>
        </text:list-item>
        <text:list-item>
          <text:p text:style-name="P33">Superbloque: Contiene información sobre el sistema de archivos.</text:p>
        </text:list-item>
        <text:list-item>
          <text:p text:style-name="P56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34">Área de datos: Ocupa el resto del disco y es donde se almacenan ficheros y directorios.</text:p>
        </text:list-item>
      </text:list>
      <text:p text:style-name="P28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18"/>
      <text:p text:style-name="P5">Tipos de sistemas de archivos en Linux</text:p>
      <text:p text:style-name="P19"/>
      <text:p text:style-name="P19">Linux soporta una gran variedad de sistema de ficheros:</text:p>
      <text:list xml:id="list1994939247" text:style-name="L5">
        <text:list-item>
          <text:p text:style-name="P35">FAT32: Sistema tradicional de MS-DOS</text:p>
        </text:list-item>
        <text:list-item>
          <text:p text:style-name="P35">NTFS: Usado por Windows, Linux solo lo recomienda para lectura por ser privativo.</text:p>
        </text:list-item>
        <text:list-item>
          <text:p text:style-name="P35">ext3: Versión mejorada de ext2 con previsión de perdida de datos por fallo del disco por apagones. Imposible recuperar datos borrados.</text:p>
        </text:list-item>
        <text:list-item>
          <text:p text:style-name="P35">ext4: Implementa mejoras respecto a ext3:</text:p>
          <text:list>
            <text:list-item>
              <text:p text:style-name="P35">Mayor tasa de transferencia y mejor rendimiento</text:p>
            </text:list-item>
            <text:list-item>
              <text:p text:style-name="P35">Sistema de ficheros de mayor tamaño.</text:p>
            </text:list-item>
            <text:list-item>
              <text:p text:style-name="P35">Más de 32k de subdirectorios.</text:p>
            </text:list-item>
            <text:list-item>
              <text:p text:style-name="P35">Apenas se fragmenta, pero añade soporte para fragmentación.</text:p>
            </text:list-item>
            <text:list-item>
              <text:p text:style-name="P57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36">ReiserFS: Gestiona archivos pequeños eficientemente y permite journaling.</text:p>
        </text:list-item>
        <text:list-item>
          <text:p text:style-name="P36">swap: Sistema de archivos para la zona de intercambio. Partición empleada para cargar programas y no saturar la memoria ram.</text:p>
        </text:list-item>
      </text:list>
      <text:p text:style-name="P20"/>
      <text:p text:style-name="P6">Directorios más importantes de Linux</text:p>
      <text:p text:style-name="P21"/>
      <text:p text:style-name="P21">Directorio raíz ( / ): De le parten todos los directorios del sistema. Los más importantes son:</text:p>
      <text:list xml:id="list3674055019" text:style-name="L6">
        <text:list-item>
          <text:p text:style-name="P38">/bin: Contiene comandos y ficheros lanzables por los usuarios.</text:p>
        </text:list-item>
        <text:list-item>
          <text:p text:style-name="P38">/sbin: Con archivos de configuración del sistema.</text:p>
        </text:list-item>
        <text:list-item>
          <text:p text:style-name="P38">/home: Contiene todos los directorios personales de los miembros del sistema.</text:p>
        </text:list-item>
        <text:list-item>
          <text:p text:style-name="P38">/usr: Contiene utilidades y programas de uso general para los usuarios.</text:p>
        </text:list-item>
        <text:list-item>
          <text:p text:style-name="P38">/dev: Contiene archivos de bloques y caracteres asociados a dispositivos de hardware</text:p>
        </text:list-item>
        <text:list-item>
          <text:p text:style-name="P60"><text:span text:style-name="T8">/</text:span><text:span text:style-name="T9">lib: Contiene librerías y compiladores del sistema.</text:span></text:p>
        </text:list-item>
        <text:list-item>
          <text:p text:style-name="P39">/etc: Directorio con ficheros de configuración y utilidades del sistema.</text:p>
        </text:list-item>
        <text:list-item>
          <text:p text:style-name="P39">/media: Contiene todas las unidades físicas que tenemos montadas en el sistema.</text:p>
        </text:list-item>
      </text:list>
      <text:p text:style-name="P40"/>
      <text:p text:style-name="P29"><text:span text:style-name="T11">Trayectorias</text:span><text:span text:style-name="T10"> en Linux</text:span></text:p>
      <text:p text:style-name="P41">Los caminos, rutas o trayectorias se dividen en absolutas y relativas. No existe la referencia a ninguna unidad lógica. Las rutas absolutas van desde al raíz asta el propio archivo o directorio.</text:p>
      <text:p text:style-name="P41"/>
      <text:p text:style-name="P44">Metacaracteres en Linux</text:p>
      <text:p text:style-name="P22">Conjunto de caracteres con significado especial para búsqueda o operaciones con archivos.</text:p>
      <text:p text:style-name="P22"/>
      <text:p text:style-name="P58">6.- Ayuda en Linux</text:p>
      <text:p text:style-name="P22"/>
      <text:p text:style-name="P22">Usado en entorno de comandos <text:s/>para obtener ayuda sobre los comandos. Dos formas…</text:p>
      <text:list xml:id="list416167198" text:style-name="L7">
        <text:list-item>
          <text:p text:style-name="P43">Teclear el comando <text:span text:style-name="T12">man</text:span><text:span text:style-name="T13"> seguido de un espacio y el comando a consultar</text:span></text:p>
        </text:list-item>
        <text:list-item>
          <text:p text:style-name="P45">Teclear el comando seguido de un espacio y el comando del que queremos ayuda.</text:p>
        </text:list-item>
      </text:list>
      <text:p text:style-name="P46"/>
      <text:p text:style-name="P59">7.- Operaciones sobre directorios, carpetas y permisos</text:p>
      <text:p text:style-name="P47"/>
      <text:p text:style-name="P47">Estas operaciones tienen son muy similares a las de Windows en entorno gráfico. En entorno de comando pueden variar en cuanto a las ordenes, pero siguen siendo muy parecidas.</text:p>
      <text:p text:style-name="P47"/>
      <text:p text:style-name="P55">Permisos de usuarios, <text:span text:style-name="T14">la Máscara</text:span></text:p>
      <text:p text:style-name="P48"/>
      <text:p text:style-name="P49">A los 10 caracteres que acompañan a cada archivo y directorio de Linux se le denomina Máscara.</text:p>
      <text:p text:style-name="P50">Esta <text:span text:style-name="T12">Máscara </text:span>representa los permisos que tiene<text:span text:style-name="T14">n</text:span> los usuarios del sistema.</text:p>
      <text:list xml:id="list2801563216" text:style-name="L9">
        <text:list-item>
          <text:p text:style-name="P51">- : <text:span text:style-name="T14">Sin permisos</text:span></text:p>
        </text:list-item>
        <text:list-item>
          <text:p text:style-name="P53">r : Permiso de lectura</text:p>
        </text:list-item>
        <text:list-item>
          <text:p text:style-name="P53">w: Permiso de escritura</text:p>
        </text:list-item>
        <text:list-item>
          <text:p text:style-name="P53">x :Permiso de ejecución</text:p>
        </text:list-item>
      </text:list>
      <text:p text:style-name="P50"/>
      <text:p text:style-name="P50">Exceptuando el primer carácter, cada grupo de tres caracteres hacen referencia al tipo de operaciones que se pueden realizar por cada tipo de usuario.</text:p>
      <text:list xml:id="list2069560750" text:style-name="L8">
        <text:list-item>
          <text:p text:style-name="P52">Primer carácter: (-) Archivo normal, (d) directorio, (l) Archivo de vinculo</text:p>
        </text:list-item>
        <text:list-item>
          <text:p text:style-name="P52">Primer grupo de 3 caracteres: (u) Propietario</text:p>
        </text:list-item>
        <text:list-item>
          <text:p text:style-name="P52">Segundo grupo de 3 caracteres: (g) Grupo al que pertenece el usuario.</text:p>
        </text:list-item>
        <text:list-item>
          <text:p text:style-name="P52">Tercer grupo de 3 caracteres: (o) Otros usuarios</text:p>
        </text:list-item>
      </text:list>
      <text:p text:style-name="P49"/>
      <text:p text:style-name="P49">Un archivo <text:span text:style-name="T15">o directorio </text:span>de Linux es del usuario que lo creó, <text:span text:style-name="T14">el usuario</text:span> pertenece a un grupo de usuarios <text:span text:style-name="T14">que pueden usar el archivo </text:span><text:span text:style-name="T15">o directorio</text:span> y el archivo o directorio puede ser usado por otros usuarios <text:span text:style-name="T14">que no pertenecen al grupo de usuarios ni son el usuario.</text:span></text:p>
      <text:p text:style-name="P49"/>
      <text:p text:style-name="P54">El administrador del sistema tiene todos los privilegios. El resto de usuarios puede hacer lo que quiera con sus archivos o carpetas, con el resto que no le pertenezcan solo podrá hacer lo que el administrador le tenga asignado.</text:p>
      <text:p text:style-name="P54"/>
      <text:p text:style-name="P54">Con el comando <text:span text:style-name="T12">chmod</text:span> podemos quitar derechos a cada tipo de usua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26T17:06:13.163802180</dc:date>
    <meta:editing-duration>PT1H6M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1073" meta:character-count="6449" meta:non-whitespace-character-count="5499"/>
  </office:meta>
</office:document-meta>
</file>